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0" calcext:value-type="float" table:number-columns-spanned="1" table:number-rows-spanned="4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7" office:value-type="float" office:value="1" calcext:value-type="float" table:number-columns-spanned="1" table:number-rows-spanned="5">
            <text:p>1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2" calcext:value-type="float" table:number-columns-spanned="1" table:number-rows-spanned="5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17" office:value-type="float" office:value="3" calcext:value-type="float" table:number-columns-spanned="1" table:number-rows-spanned="4">
            <text:p>3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covered-table-cell/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17" office:value-type="float" office:value="5" calcext:value-type="float" table:number-columns-spanned="1" table:number-rows-spanned="4">
            <text:p>5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covered-table-cell table:style-name="ce23"/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covered-table-cell table:style-name="ce23"/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covered-table-cell table:style-name="ce23"/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style-name="ce17" office:value-type="float" office:value="7" calcext:value-type="float" table:number-columns-spanned="1" table:number-rows-spanned="3">
            <text:p>7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covered-table-cell table:style-name="ce23"/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covered-table-cell table:style-name="ce23"/>
          <table:table-cell table:number-columns-repeated="2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/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/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2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9" office:value-type="string" calcext:value-type="string">
            <text:p>&gt;=250</text:p>
          </table:table-cell>
          <table:table-cell table:formula="of:=COUNTIF([.$D$72:.$F$74];[.AT71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72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73])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7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75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7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8:.$F$80];[.AT77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8:.$F$80];[.AT78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8:.$F$80];[.AT79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8:.$F$80];[.AT8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8:.$F$80];[.AT81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8:.$F$80];[.AT8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84:.$F$86];[.AT83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84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85])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8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87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8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0:.$F$91];[.AT89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0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1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3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9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6:.$F$97];[.AT95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6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7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9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1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2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3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0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05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7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8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9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1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13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14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15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7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"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"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"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"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3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44"/>
        </table:table-row>
        <calcext:conditional-formats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9-09T21:17:49.180858795</meta:creation-date>
    <dc:date>2025-10-03T01:19:12.002000000</dc:date>
    <meta:editing-duration>PT1H7M44S</meta:editing-duration>
    <meta:editing-cycles>5</meta:editing-cycles>
    <meta:generator>LibreOffice/6.4.5.2$Windows_X86_64 LibreOffice_project/a726b36747cf2001e06b58ad5db1aa3a9a1872d6</meta:generator>
    <meta:document-statistic meta:table-count="1" meta:cell-count="3051" meta:object-count="0"/>
  </office:meta>
</office:document-meta>
</file>